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8"/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 style:list-style-name="L11"/>
    <style:style style:name="P10" style:family="paragraph" style:parent-style-name="Standard" style:list-style-name="L12"/>
    <style:style style:name="P11" style:family="paragraph" style:parent-style-name="Standard" style:list-style-name="L13"/>
    <style:style style:name="P12" style:family="paragraph" style:parent-style-name="Standard" style:list-style-name="L14"/>
    <style:style style:name="P13" style:family="paragraph" style:parent-style-name="Standard" style:list-style-name="L15"/>
    <style:style style:name="P14" style:family="paragraph" style:parent-style-name="Standard" style:list-style-name="L16"/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</style:style>
    <style:style style:name="P17" style:family="paragraph" style:parent-style-name="Standard" style:list-style-name="L2">
      <style:paragraph-properties fo:margin-left="0cm" fo:margin-right="0cm" fo:text-indent="0cm" style:auto-text-indent="false"/>
    </style:style>
    <style:style style:name="P18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Clim City Modelisation</text:h>
      <text:p text:style-name="Standard"/>
      <text:p text:style-name="Standard"/>
      <text:p text:style-name="Standard">Reference :</text:p>
      <text:p text:style-name="Standard"><text:a xlink:type="simple" xlink:href="http://climcity.cap-sciences.net/">http://climcity.cap-sciences.net/</text:a></text:p>
      <text:p text:style-name="Standard"/>
      <text:p text:style-name="Standard"/>
      <text:h text:style-name="Heading_20_2" text:outline-level="2">Purpose</text:h>
      <text:p text:style-name="Standard"/>
      <text:p text:style-name="Standard">This document presents a C++ program to explore Clim city features</text:p>
      <text:p text:style-name="Standard"/>
      <text:h text:style-name="Heading_20_2" text:outline-level="2">Situation</text:h>
      <text:p text:style-name="Standard"/>
      <text:p text:style-name="Standard">Describe the game situation at a given time</text:p>
      <text:p text:style-name="Standard"/>
      <text:list text:style-name="L1">
        <text:list-item>
          <text:p text:style-name="P1">Energy</text:p>
        </text:list-item>
        <text:list-item>
          <text:p text:style-name="P1">Serre Effect Gaz</text:p>
        </text:list-item>
        <text:list-item>
          <text:p text:style-name="P1">Budget</text:p>
          <text:list>
            <text:list-item>
              <text:p text:style-name="P1">Pouvoir public effort</text:p>
            </text:list-item>
            <text:list-item>
              <text:p text:style-name="P1">Entreprise effort</text:p>
            </text:list-item>
            <text:list-item>
              <text:p text:style-name="P1">Citoyen effort</text:p>
            </text:list-item>
          </text:list>
        </text:list-item>
        <text:list-item>
          <text:p text:style-name="P16">Year</text:p>
        </text:list-item>
      </text:list>
      <text:p text:style-name="P15"/>
      <text:h text:style-name="Heading_20_3" text:outline-level="3">Initial situation</text:h>
      <text:p text:style-name="Text_20_body"/>
      <text:list text:style-name="L2">
        <text:list-item>
          <text:p text:style-name="P2">Energy = 331907</text:p>
        </text:list-item>
        <text:list-item>
          <text:p text:style-name="P2">Gaz effet de Serre = 865456</text:p>
        </text:list-item>
        <text:list-item>
          <text:p text:style-name="P2">Bugdet</text:p>
          <text:list>
            <text:list-item>
              <text:p text:style-name="P2">Pouvoir public = 50</text:p>
            </text:list-item>
            <text:list-item>
              <text:p text:style-name="P2">Entreprise = 50</text:p>
            </text:list-item>
            <text:list-item>
              <text:p text:style-name="P2">Citoyen = 30</text:p>
            </text:list-item>
          </text:list>
        </text:list-item>
        <text:list-item>
          <text:p text:style-name="P17">Year = 2008</text:p>
          <text:p text:style-name="P17"/>
        </text:list-item>
      </text:list>
      <text:h text:style-name="Heading_20_2" text:outline-level="2">Objectives</text:h>
      <text:p text:style-name="Standard"/>
      <text:list text:style-name="L3">
        <text:list-item>
          <text:p text:style-name="P3">Energy</text:p>
          <text:list>
            <text:list-item>
              <text:p text:style-name="P3">200000</text:p>
            </text:list-item>
            <text:list-item>
              <text:p text:style-name="P3">60% renouvelable</text:p>
            </text:list-item>
          </text:list>
        </text:list-item>
        <text:list-item>
          <text:p text:style-name="P3">GES</text:p>
          <text:list>
            <text:list-item>
              <text:p text:style-name="P3">217000</text:p>
            </text:list-item>
          </text:list>
        </text:list-item>
        <text:list-item>
          <text:p text:style-name="P3">Adaptation</text:p>
          <text:list>
            <text:list-item>
              <text:p text:style-name="P3">20 points</text:p>
            </text:list-item>
          </text:list>
        </text:list-item>
      </text:list>
      <text:h text:style-name="Heading_20_2" text:outline-level="2"><text:soft-page-break/>Sectors</text:h>
      <text:h text:style-name="Heading_20_3" text:outline-level="3">Habitat &amp; Tertiaire</text:h>
      <text:p text:style-name="Standard"/>
      <text:list text:style-name="L8">
        <text:list-item>
          <text:p text:style-name="P6">Habitat</text:p>
        </text:list-item>
        <text:list-item>
          <text:p text:style-name="P6">Supermarche</text:p>
        </text:list-item>
        <text:list-item>
          <text:p text:style-name="P6">Ecole</text:p>
        </text:list-item>
        <text:list-item>
          <text:p text:style-name="P6">Universite</text:p>
        </text:list-item>
        <text:list-item>
          <text:p text:style-name="P6">Bureaux</text:p>
        </text:list-item>
        <text:list-item>
          <text:p text:style-name="P6">Hopital</text:p>
        </text:list-item>
        <text:list-item>
          <text:p text:style-name="P6">Gare</text:p>
        </text:list-item>
        <text:list-item>
          <text:p text:style-name="P6">Aeroport</text:p>
        </text:list-item>
        <text:list-item>
          <text:p text:style-name="P6">Hotels</text:p>
        </text:list-item>
        <text:list-item>
          <text:p text:style-name="P6">Stade</text:p>
        </text:list-item>
      </text:list>
      <text:p text:style-name="Standard"/>
      <text:h text:style-name="Heading_20_3" text:outline-level="3">Production d'énergie</text:h>
      <text:p text:style-name="Standard"/>
      <text:list text:style-name="L9">
        <text:list-item>
          <text:p text:style-name="P7">Centrale thermique</text:p>
        </text:list-item>
        <text:list-item>
          <text:p text:style-name="P7">Centrale éolienne</text:p>
        </text:list-item>
        <text:list-item>
          <text:p text:style-name="P7">Barrage Hydro Electrique</text:p>
        </text:list-item>
        <text:list-item>
          <text:p text:style-name="P7">Centrale solaire</text:p>
        </text:list-item>
        <text:list-item>
          <text:p text:style-name="P7">Energies marines</text:p>
        </text:list-item>
        <text:list-item>
          <text:p text:style-name="P7">Failles géothermiques</text:p>
        </text:list-item>
        <text:list-item>
          <text:p text:style-name="P7">Electricite nucléaire</text:p>
        </text:list-item>
      </text:list>
      <text:p text:style-name="Standard"/>
      <text:h text:style-name="Heading_20_3" text:outline-level="3">Agriculture</text:h>
      <text:p text:style-name="Standard"/>
      <text:list text:style-name="L10">
        <text:list-item>
          <text:p text:style-name="P8">Engins agricoles</text:p>
        </text:list-item>
        <text:list-item>
          <text:p text:style-name="P8">Serres</text:p>
        </text:list-item>
        <text:list-item>
          <text:p text:style-name="P8">Elevage et batiment d'elevage</text:p>
        </text:list-item>
        <text:list-item>
          <text:p text:style-name="P8">Champs et vignes</text:p>
        </text:list-item>
        <text:list-item>
          <text:p text:style-name="P8">Sylviculture</text:p>
        </text:list-item>
        <text:list-item>
          <text:p text:style-name="P8">Agrocarburants</text:p>
        </text:list-item>
        <text:list-item>
          <text:p text:style-name="P8">Fumier</text:p>
        </text:list-item>
      </text:list>
      <text:p text:style-name="Standard"/>
      <text:h text:style-name="Heading_20_3" text:outline-level="3">Peche</text:h>
      <text:p text:style-name="Standard"/>
      <text:list text:style-name="L11">
        <text:list-item>
          <text:p text:style-name="P9">Peche</text:p>
        </text:list-item>
      </text:list>
      <text:p text:style-name="Standard"/>
      <text:h text:style-name="Heading_20_3" text:outline-level="3">Tourisme et loisirs</text:h>
      <text:p text:style-name="Standard"/>
      <text:list text:style-name="L12">
        <text:list-item>
          <text:p text:style-name="P10">Camping</text:p>
        </text:list-item>
        <text:list-item>
          <text:p text:style-name="P10">Tourisme et montagne</text:p>
        </text:list-item>
      </text:list>
      <text:p text:style-name="Standard"><text:soft-page-break/></text:p>
      <text:h text:style-name="Heading_20_3" text:outline-level="3">Transports</text:h>
      <text:p text:style-name="Standard"/>
      <text:list text:style-name="L13">
        <text:list-item>
          <text:p text:style-name="P11">Voitures</text:p>
        </text:list-item>
        <text:list-item>
          <text:p text:style-name="P11">Pietons/Velos</text:p>
        </text:list-item>
        <text:list-item>
          <text:p text:style-name="P11">Bus</text:p>
        </text:list-item>
        <text:list-item>
          <text:p text:style-name="P11">Tramway</text:p>
        </text:list-item>
        <text:list-item>
          <text:p text:style-name="P11">Trains</text:p>
        </text:list-item>
        <text:list-item>
          <text:p text:style-name="P11">Avions</text:p>
        </text:list-item>
        <text:list-item>
          <text:p text:style-name="P11">Cargos</text:p>
        </text:list-item>
        <text:list-item>
          <text:p text:style-name="P11">Camions</text:p>
        </text:list-item>
        <text:list-item>
          <text:p text:style-name="P11">Camionnettes</text:p>
        </text:list-item>
        <text:list-item>
          <text:p text:style-name="P11">Plateforme transfert modal</text:p>
        </text:list-item>
      </text:list>
      <text:p text:style-name="Standard"/>
      <text:h text:style-name="Heading_20_3" text:outline-level="3">Industries</text:h>
      <text:p text:style-name="Standard"/>
      <text:list text:style-name="L14">
        <text:list-item>
          <text:p text:style-name="P12">Industries</text:p>
        </text:list-item>
      </text:list>
      <text:p text:style-name="Standard"/>
      <text:h text:style-name="Heading_20_3" text:outline-level="3">Déchets</text:h>
      <text:p text:style-name="Standard"/>
      <text:list text:style-name="L15">
        <text:list-item>
          <text:p text:style-name="P13">Centre de recylage</text:p>
        </text:list-item>
        <text:list-item>
          <text:p text:style-name="P13">Décharge</text:p>
        </text:list-item>
        <text:list-item>
          <text:p text:style-name="P13">Incinerateur</text:p>
        </text:list-item>
      </text:list>
      <text:p text:style-name="Standard"/>
      <text:h text:style-name="Heading_20_3" text:outline-level="3">Autres</text:h>
      <text:p text:style-name="Standard"/>
      <text:list text:style-name="L16">
        <text:list-item>
          <text:p text:style-name="P14">Mairie</text:p>
        </text:list-item>
      </text:list>
      <text:p text:style-name="Standard"/>
      <text:p text:style-name="Standard">Action points</text:p>
      <text:p text:style-name="Standard"/>
      <text:p text:style-name="Standard"/>
      <text:h text:style-name="Heading_20_2" text:outline-level="2">Statistics</text:h>
      <text:p text:style-name="Standard">Genera<text:tab/>l</text:p>
      <text:p text:style-name="Standard">GES</text:p>
      <text:list text:style-name="L5">
        <text:list-item>
          <text:p text:style-name="P4">per sector</text:p>
          <text:list>
            <text:list-item>
              <text:p text:style-name="P4">Batiments</text:p>
            </text:list-item>
            <text:list-item>
              <text:p text:style-name="P4">Déchets</text:p>
            </text:list-item>
            <text:list-item>
              <text:p text:style-name="P4">Agriculture - Sylviculture</text:p>
            </text:list-item>
            <text:list-item>
              <text:p text:style-name="P4">Industrie</text:p>
            </text:list-item>
            <text:list-item>
              <text:p text:style-name="P4">Transport</text:p>
            </text:list-item>
          </text:list>
        </text:list-item>
        <text:list-item>
          <text:p text:style-name="P4">per energy</text:p>
          <text:list>
            <text:list-item>
              <text:p text:style-name="P4">Autres</text:p>
            </text:list-item>
            <text:list-item>
              <text:p text:style-name="P4"><text:soft-page-break/>Électricité nucléaire</text:p>
            </text:list-item>
            <text:list-item>
              <text:p text:style-name="P4">Carburants renouvelables</text:p>
            </text:list-item>
            <text:list-item>
              <text:p text:style-name="P4">Chaleur renouvelable</text:p>
            </text:list-item>
            <text:list-item>
              <text:p text:style-name="P4">Électricité renouvelable</text:p>
            </text:list-item>
            <text:list-item>
              <text:p text:style-name="P4">Carburants fossiles</text:p>
            </text:list-item>
            <text:list-item>
              <text:p text:style-name="P4">Chaleur fossile</text:p>
            </text:list-item>
            <text:list-item>
              <text:p text:style-name="P4">Électricité fossile</text:p>
            </text:list-item>
          </text:list>
        </text:list-item>
      </text:list>
      <text:p text:style-name="Standard"/>
      <text:p text:style-name="Standard">NRJ</text:p>
      <text:list text:style-name="L6">
        <text:list-item>
          <text:p text:style-name="P5">per sector</text:p>
        </text:list-item>
      </text:list>
      <text:list text:style-name="L5">
        <text:list-item>
          <text:list>
            <text:list-item>
              <text:p text:style-name="P4">Bâtiments</text:p>
            </text:list-item>
            <text:list-item>
              <text:p text:style-name="P4">Déchets</text:p>
            </text:list-item>
            <text:list-item>
              <text:p text:style-name="P4">Agriculture - Sylviculture</text:p>
            </text:list-item>
            <text:list-item>
              <text:p text:style-name="P4">Industrie</text:p>
            </text:list-item>
            <text:list-item>
              <text:p text:style-name="P4">Transport</text:p>
            </text:list-item>
          </text:list>
        </text:list-item>
        <text:list-item>
          <text:p text:style-name="P4">per energy</text:p>
          <text:list>
            <text:list-item>
              <text:p text:style-name="P4">Électricité nucléaire</text:p>
            </text:list-item>
            <text:list-item>
              <text:p text:style-name="P4">Carburants renouvelables</text:p>
            </text:list-item>
            <text:list-item>
              <text:p text:style-name="P4">Chaleur renouvelable</text:p>
            </text:list-item>
            <text:list-item>
              <text:p text:style-name="P4">Électricité renouvelable</text:p>
            </text:list-item>
            <text:list-item>
              <text:p text:style-name="P4">Carburants fossiles</text:p>
            </text:list-item>
            <text:list-item>
              <text:p text:style-name="P4">Chaleur fossile</text:p>
            </text:list-item>
            <text:list-item>
              <text:p text:style-name="P4">Électricité fossile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03T02:25:04</meta:creation-date>
    <dc:date>2009-03-03T03:23:38</dc:date>
    <meta:editing-cycles>4</meta:editing-cycles>
    <meta:editing-duration>PT57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16" meta:word-count="203" meta:character-count="1546"/>
  </office:meta>
</office:document-meta>
</file>